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69a1a" officeooo:paragraph-rsid="00069a1a"/>
    </style:style>
    <style:style style:name="P2" style:family="paragraph" style:parent-style-name="Text_20_body">
      <style:text-properties officeooo:rsid="00069a1a" officeooo:paragraph-rsid="00069a1a"/>
    </style:style>
    <style:style style:name="P3" style:family="paragraph" style:parent-style-name="Text_20_body">
      <style:text-properties officeooo:paragraph-rsid="00069a1a"/>
    </style:style>
    <style:style style:name="P4" style:family="paragraph" style:parent-style-name="Subtitle">
      <style:text-properties officeooo:rsid="00069a1a" officeooo:paragraph-rsid="00069a1a"/>
    </style:style>
    <style:style style:name="P5" style:family="paragraph" style:parent-style-name="Text_20_body" style:list-style-name="L3">
      <style:text-properties officeooo:rsid="000a46a7" officeooo:paragraph-rsid="000a46a7"/>
    </style:style>
    <style:style style:name="P6" style:family="paragraph" style:parent-style-name="Text_20_body" style:list-style-name="L7">
      <style:text-properties officeooo:rsid="000a46a7" officeooo:paragraph-rsid="000a46a7"/>
    </style:style>
    <style:style style:name="P7" style:family="paragraph" style:parent-style-name="Text_20_body" style:list-style-name="L8">
      <style:text-properties officeooo:rsid="000a46a7" officeooo:paragraph-rsid="000a46a7"/>
    </style:style>
    <style:style style:name="P8" style:family="paragraph" style:parent-style-name="Text_20_body">
      <style:text-properties officeooo:paragraph-rsid="000a46a7"/>
    </style:style>
    <style:style style:name="P9" style:family="paragraph" style:parent-style-name="Text_20_body" style:list-style-name="L6"/>
    <style:style style:name="P10" style:family="paragraph" style:parent-style-name="Heading_20_1">
      <style:text-properties style:text-underline-style="solid" style:text-underline-width="auto" style:text-underline-color="font-color" officeooo:rsid="00069a1a" officeooo:paragraph-rsid="00069a1a"/>
    </style:style>
    <style:style style:name="P11" style:family="paragraph" style:parent-style-name="Heading_20_1">
      <style:paragraph-properties fo:break-before="page"/>
      <style:text-properties officeooo:rsid="00069a1a" officeooo:paragraph-rsid="00069a1a"/>
    </style:style>
    <style:style style:name="P12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69a1a" officeooo:paragraph-rsid="00069a1a"/>
    </style:style>
    <style:style style:name="P13" style:family="paragraph" style:parent-style-name="Heading_20_2">
      <style:text-properties officeooo:rsid="000a46a7" officeooo:paragraph-rsid="000a46a7"/>
    </style:style>
    <style:style style:name="P14" style:family="paragraph" style:parent-style-name="Heading_20_3">
      <style:text-properties officeooo:rsid="000b1b3b" officeooo:paragraph-rsid="000b1b3b"/>
    </style:style>
    <style:style style:name="P15" style:family="paragraph" style:parent-style-name="Heading_20_4">
      <style:text-properties officeooo:rsid="000a46a7" officeooo:paragraph-rsid="000a46a7"/>
    </style:style>
    <style:style style:name="P16" style:family="paragraph" style:parent-style-name="Heading_20_4">
      <style:text-properties officeooo:paragraph-rsid="000a46a7"/>
    </style:style>
    <style:style style:name="T1" style:family="text">
      <style:text-properties officeooo:rsid="000a46a7"/>
    </style:style>
    <style:style style:name="T2" style:family="text">
      <style:text-properties officeooo:rsid="000b1b3b"/>
    </style:style>
    <style:style style:name="T3" style:family="text">
      <style:text-properties officeooo:rsid="000c4572"/>
    </style:style>
    <style:style style:name="T4" style:family="text">
      <style:text-properties officeooo:rsid="000d2534"/>
    </style:style>
    <style:style style:name="T5" style:family="text">
      <style:text-properties officeooo:rsid="000e73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1 – Thread/Process Benchmarker</text:p>
      <text:p text:style-name="P4">Ben Soer</text:p>
      <text:p text:style-name="P4">A00843110</text:p>
      <text:p text:style-name="P2"/>
      <text:h text:style-name="P11" text:outline-level="1">Table of Contents</text:h>
      <text:p text:style-name="P3"/>
      <text:p text:style-name="P3"/>
      <text:h text:style-name="P12" text:outline-level="1">Finite State Machines</text:h>
      <text:p text:style-name="P3"/>
      <text:h text:style-name="P10" text:outline-level="1">Data Flow Diagrams</text:h>
      <text:p text:style-name="P3"/>
      <text:h text:style-name="P10" text:outline-level="1">Pseudocode</text:h>
      <text:h text:style-name="P13" text:outline-level="2">Threads</text:h>
      <text:h text:style-name="P14" text:outline-level="3">tmain.cpp (Main Thread)</text:h>
      <text:h text:style-name="P16" text:outline-level="4"><text:span text:style-name="T4">main()</text:span></text:h>
      <text:list xml:id="list288579677919099116" text:style-name="L6">
        <text:list-item>
          <text:p text:style-name="P9">Create 5 POSIX Worker Threads</text:p>
        </text:list-item>
        <text:list-item>
          <text:p text:style-name="P9">Create TaskManager object wrapping a Queue to be used as a shared resource for the worker threads. This will contain all tasks needed by the worker threads</text:p>
        </text:list-item>
        <text:list-item>
          <text:p text:style-name="P9">Generate all work for worker threads and load into shared resource queue</text:p>
        </text:list-item>
        <text:list-item>
          <text:p text:style-name="P9">Start POSIX Worker Thrreads</text:p>
        </text:list-item>
        <text:list-item>
          <text:p text:style-name="P9">Join all worker threads to main thread</text:p>
        </text:list-item>
      </text:list>
      <text:h text:style-name="P15" text:outline-level="4"><text:span text:style-name="T5">b</text:span>ootstrapper(WorkerThread)</text:h>
      <text:list xml:id="list1304553479113994144" text:style-name="L3">
        <text:list-item>
          <text:p text:style-name="P5">Instantiate Worker Thread</text:p>
        </text:list-item>
        <text:list-item>
          <text:p text:style-name="P5">Call Start on Worker Threaded</text:p>
        </text:list-item>
      </text:list>
      <text:h text:style-name="Heading_20_3" text:outline-level="3"><text:span text:style-name="T2">WorkerThread.cpp (</text:span>Worker Thread<text:span text:style-name="T2">)</text:span></text:h>
      <text:h text:style-name="P15" text:outline-level="4"><text:span text:style-name="T3">s</text:span>tart()</text:h>
      <text:list xml:id="list8322048450164834545" text:style-name="L7">
        <text:list-item>
          <text:p text:style-name="P6">checkForMoreWork()</text:p>
        </text:list-item>
        <text:list-item>
          <text:p text:style-name="P6">Execute Caclualtion of new Task</text:p>
        </text:list-item>
      </text:list>
      <text:h text:style-name="P15" text:outline-level="4">checkForMoreWork()</text:h>
      <text:list xml:id="list394177723144140451" text:style-name="L8">
        <text:list-item>
          <text:p text:style-name="P7">Check for new work in TaskManager</text:p>
        </text:list-item>
        <text:list-item>
          <text:p text:style-name="P7">While there is no new work, set Thread to idle, sleep, and then check again</text:p>
        </text:list-item>
        <text:list-item>
          <text:p text:style-name="P7">Set current task to the fetched task</text:p>
        </text:list-item>
      </text:list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52:57.028931037</meta:creation-date>
    <dc:date>2016-01-08T19:36:05.033323394</dc:date>
    <meta:editing-duration>PT2H4M36S</meta:editing-duration>
    <meta:editing-cycles>8</meta:editing-cycles>
    <meta:generator>LibreOffice/4.4.7.2$Linux_X86_64 LibreOffice_project/40$Build-2</meta:generator>
    <meta:document-statistic meta:table-count="0" meta:image-count="0" meta:object-count="0" meta:page-count="4" meta:paragraph-count="26" meta:word-count="136" meta:character-count="825" meta:non-whitespace-character-count="726"/>
  </office:meta>
</office:document-meta>
</file>